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a6a6"/>
    </style:style>
    <style:style style:name="ce6" style:family="table-cell" style:parent-style-name="Default" style:data-style-name="N11">
      <style:table-cell-properties fo:background-color="#ffa6a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1.5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none" fo:border-right="1.5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cobi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ETODO DE JACOBI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x1=</text:p>
          </table:table-cell>
          <table:table-cell office:value-type="string" calcext:value-type="string">
            <text:p>4+x2+0.1x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x1-x2-0.1x3=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x1+7x2-0.3x3=20</text:p>
          </table:table-cell>
          <table:table-cell/>
          <table:table-cell office:value-type="string" calcext:value-type="string">
            <text:p>´=&gt;</text:p>
          </table:table-cell>
          <table:table-cell office:value-type="string" calcext:value-type="string">
            <text:p>x2=</text:p>
          </table:table-cell>
          <table:table-cell office:value-type="string" calcext:value-type="string">
            <text:p>20-0.1x1 + 0.3x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x1-2x2-100x3=4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x3=</text:p>
          </table:table-cell>
          <table:table-cell office:value-type="string" calcext:value-type="string">
            <text:p>3x1-2x2-45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1ra aprox</text:p>
          </table:table-cell>
          <table:table-cell office:value-type="string" calcext:value-type="string">
            <text:p>2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3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4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5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6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7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8 aprox</text:p>
          </table:table-cell>
          <table:table-cell table:style-name="ce2"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ce1" table:formula="of:=(4+[.B14]+0.1*[.B15])/2" office:value-type="float" office:value="2" calcext:value-type="float">
            <text:p>2.000</text:p>
          </table:table-cell>
          <table:table-cell table:style-name="ce6" table:formula="of:=([.C13]-[.B13])/[.C13]" office:value-type="percentage" office:value="1" calcext:value-type="percentage">
            <text:p>100.00%</text:p>
          </table:table-cell>
          <table:table-cell table:style-name="ce1" table:formula="of:=(4+[.C14]+0.1*[.C15])/2" office:value-type="float" office:value="3.20357142857143" calcext:value-type="float">
            <text:p>3.204</text:p>
          </table:table-cell>
          <table:table-cell table:style-name="ce6" table:formula="of:=([.E13]-[.C13])/[.E13]" office:value-type="percentage" office:value="0.375696767001115" calcext:value-type="percentage">
            <text:p>37.57%</text:p>
          </table:table-cell>
          <table:table-cell table:style-name="ce1" table:formula="of:=(4+[.E14]+0.1*[.E15])/2" office:value-type="float" office:value="3.093" calcext:value-type="float">
            <text:p>3.093</text:p>
          </table:table-cell>
          <table:table-cell table:style-name="ce6" table:formula="of:=([.G13]-[.E13])/[.G13]" office:value-type="percentage" office:value="-0.0357489261465984" calcext:value-type="percentage">
            <text:p>-3.57%</text:p>
          </table:table-cell>
          <table:table-cell table:style-name="ce1" table:formula="of:=(4+[.G14]+0.1*[.G15])/2" office:value-type="float" office:value="3.08649107142857" calcext:value-type="float">
            <text:p>3.086</text:p>
          </table:table-cell>
          <table:table-cell table:style-name="ce6" table:formula="of:=([.I13]-[.G13])/[.I13]" office:value-type="percentage" office:value="-0.00210884412778041" calcext:value-type="percentage">
            <text:p>-0.21%</text:p>
          </table:table-cell>
          <table:table-cell table:style-name="ce1" table:formula="of:=(4+[.I14]+0.1*[.I15])/2" office:value-type="float" office:value="3.08800070408163" calcext:value-type="float">
            <text:p>3.088</text:p>
          </table:table-cell>
          <table:table-cell table:style-name="ce6" table:formula="of:=([.K13]-[.I13])/[.K13]" office:value-type="percentage" office:value="0.000488870566339602" calcext:value-type="percentage">
            <text:p>0.05%</text:p>
          </table:table-cell>
          <table:table-cell table:style-name="ce1" table:formula="of:=(4+[.K14]+0.1*[.K15])/2" office:value-type="float" office:value="3.08797035089286" calcext:value-type="float">
            <text:p>3.088</text:p>
          </table:table-cell>
          <table:table-cell table:style-name="ce6" table:formula="of:=([.M13]-[.K13])/[.M13]" office:value-type="percentage" office:value="-0.00000982949488700089" calcext:value-type="percentage">
            <text:p>0.00%</text:p>
          </table:table-cell>
          <table:table-cell table:style-name="ce1" table:formula="of:=(4+[.M14]+0.1*[.M15])/2" office:value-type="float" office:value="3.08795626098469" calcext:value-type="float">
            <text:p>3.088</text:p>
          </table:table-cell>
          <table:table-cell table:style-name="ce6" table:formula="of:=([.O13]-[.M13])/[.O13]" office:value-type="percentage" office:value="-0.00000456285872367516" calcext:value-type="percentage">
            <text:p>0.00%</text:p>
          </table:table-cell>
          <table:table-cell table:style-name="ce1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1" table:formula="of:=(20-0.1*[.B13] + 0.3*[.B15])/7" office:value-type="float" office:value="2.85714285714286" calcext:value-type="float">
            <text:p>2.857</text:p>
          </table:table-cell>
          <table:table-cell table:style-name="ce6" table:formula="of:=([.C14]-[.B14])/[.C14]" office:value-type="percentage" office:value="1" calcext:value-type="percentage">
            <text:p>100.00%</text:p>
          </table:table-cell>
          <table:table-cell table:style-name="ce1" table:formula="of:=(20-0.1*[.C13] + 0.3*[.C15])/7" office:value-type="float" office:value="2.63571428571429" calcext:value-type="float">
            <text:p>2.636</text:p>
          </table:table-cell>
          <table:table-cell table:style-name="ce6" table:formula="of:=([.E14]-[.C14])/[.E14]" office:value-type="percentage" office:value="-0.0840108401084011" calcext:value-type="percentage">
            <text:p>-8.40%</text:p>
          </table:table-cell>
          <table:table-cell table:style-name="ce1" table:formula="of:=(20-0.1*[.E13] + 0.3*[.E15])/7" office:value-type="float" office:value="2.61864285714286" calcext:value-type="float">
            <text:p>2.619</text:p>
          </table:table-cell>
          <table:table-cell table:style-name="ce6" table:formula="of:=([.G14]-[.E14])/[.G14]" office:value-type="percentage" office:value="-0.00651918932926017" calcext:value-type="percentage">
            <text:p>-0.65%</text:p>
          </table:table-cell>
          <table:table-cell table:style-name="ce1" table:formula="of:=(20-0.1*[.G13] + 0.3*[.G15])/7" office:value-type="float" office:value="2.62195969387755" calcext:value-type="float">
            <text:p>2.622</text:p>
          </table:table-cell>
          <table:table-cell table:style-name="ce6" table:formula="of:=([.I14]-[.G14])/[.I14]" office:value-type="percentage" office:value="0.00126502201480798" calcext:value-type="percentage">
            <text:p>0.13%</text:p>
          </table:table-cell>
          <table:table-cell table:style-name="ce1" table:formula="of:=(20-0.1*[.I13] + 0.3*[.I15])/7" office:value-type="float" office:value="2.62192514795918" calcext:value-type="float">
            <text:p>2.622</text:p>
          </table:table-cell>
          <table:table-cell table:style-name="ce6" table:formula="of:=([.K14]-[.I14])/[.K14]" office:value-type="percentage" office:value="-0.0000131757836007307" calcext:value-type="percentage">
            <text:p>0.00%</text:p>
          </table:table-cell>
          <table:table-cell table:style-name="ce1" table:formula="of:=(20-0.1*[.K13] + 0.3*[.K15])/7" office:value-type="float" office:value="2.62189237015306" calcext:value-type="float">
            <text:p>2.622</text:p>
          </table:table-cell>
          <table:table-cell table:style-name="ce6" table:formula="of:=([.M14]-[.K14])/[.M14]" office:value-type="percentage" office:value="-0.0000125015833967048" calcext:value-type="percentage">
            <text:p>0.00%</text:p>
          </table:table-cell>
          <table:table-cell table:style-name="ce1" table:formula="of:=(20-0.1*[.M13] + 0.3*[.M15])/7" office:value-type="float" office:value="2.6218947743371" calcext:value-type="float">
            <text:p>2.622</text:p>
          </table:table-cell>
          <table:table-cell table:style-name="ce6" table:formula="of:=([.O14]-[.M14])/[.O14]" office:value-type="percentage" office:value="0.00000091696435021189" calcext:value-type="percentage">
            <text:p>0.00%</text:p>
          </table:table-cell>
          <table:table-cell table:style-name="ce1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table:style-name="ce1" table:formula="of:=(3*[.B13]-2*[.B14]-450)/100" office:value-type="float" office:value="-4.5" calcext:value-type="float">
            <text:p>-4.500</text:p>
          </table:table-cell>
          <table:table-cell table:style-name="ce6" table:formula="of:=([.C15]-[.B15])/[.C15]" office:value-type="percentage" office:value="1" calcext:value-type="percentage">
            <text:p>100.00%</text:p>
          </table:table-cell>
          <table:table-cell table:style-name="ce1" table:formula="of:=(3*[.C13]-2*[.C14]-450)/100" office:value-type="float" office:value="-4.49714285714286" calcext:value-type="float">
            <text:p>-4.497</text:p>
          </table:table-cell>
          <table:table-cell table:style-name="ce6" table:formula="of:=([.E15]-[.C15])/[.E15]" office:value-type="percentage" office:value="-0.000635324015247735" calcext:value-type="percentage">
            <text:p>-0.06%</text:p>
          </table:table-cell>
          <table:table-cell table:style-name="ce1" table:formula="of:=(3*[.E13]-2*[.E14]-450)/100" office:value-type="float" office:value="-4.45660714285714" calcext:value-type="float">
            <text:p>-4.457</text:p>
          </table:table-cell>
          <table:table-cell table:style-name="ce6" table:formula="of:=([.G15]-[.E15])/[.G15]" office:value-type="percentage" office:value="-0.00909564450855473" calcext:value-type="percentage">
            <text:p>-0.91%</text:p>
          </table:table-cell>
          <table:table-cell table:style-name="ce1" table:formula="of:=(3*[.G13]-2*[.G14]-450)/100" office:value-type="float" office:value="-4.45958285714286" calcext:value-type="float">
            <text:p>-4.460</text:p>
          </table:table-cell>
          <table:table-cell table:style-name="ce6" table:formula="of:=([.I15]-[.G15])/[.I15]" office:value-type="percentage" office:value="0.000667262921451978" calcext:value-type="percentage">
            <text:p>0.07%</text:p>
          </table:table-cell>
          <table:table-cell table:style-name="ce1" table:formula="of:=(3*[.I13]-2*[.I14]-450)/100" office:value-type="float" office:value="-4.45984446173469" calcext:value-type="float">
            <text:p>-4.460</text:p>
          </table:table-cell>
          <table:table-cell table:style-name="ce6" table:formula="of:=([.K15]-[.I15])/[.K15]" office:value-type="percentage" office:value="0.0000586577837143819" calcext:value-type="percentage">
            <text:p>0.01%</text:p>
          </table:table-cell>
          <table:table-cell table:style-name="ce1" table:formula="of:=(3*[.K13]-2*[.K14]-450)/100" office:value-type="float" office:value="-4.45979848183674" calcext:value-type="float">
            <text:p>-4.460</text:p>
          </table:table-cell>
          <table:table-cell table:style-name="ce6" table:formula="of:=([.M15]-[.K15])/[.M15]" office:value-type="percentage" office:value="-0.0000103098599960658" calcext:value-type="percentage">
            <text:p>0.00%</text:p>
          </table:table-cell>
          <table:table-cell table:style-name="ce1" table:formula="of:=(3*[.M13]-2*[.M14]-450)/100" office:value-type="float" office:value="-4.45979873687628" calcext:value-type="float">
            <text:p>-4.460</text:p>
          </table:table-cell>
          <table:table-cell table:style-name="ce6" table:formula="of:=([.O15]-[.M15])/[.O15]" office:value-type="percentage" office:value="0.00000005718633410265" calcext:value-type="percentage">
            <text:p>0.00%</text:p>
          </table:table-cell>
          <table:table-cell table:style-name="ce1"/>
        </table:table-row>
      </table:table>
      <table:table table:name="Jacobi_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TODO DE JACOBI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<text:span text:style-name="T1">3x-y-z</text:span>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x+3y+z=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x+y+4z=7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=</text:p>
          </table:table-cell>
          <table:table-cell office:value-type="string" calcext:value-type="string">
            <text:p>nro maximo de iteracione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xpresion matricia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fila1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8"/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fila2</text:p>
          </table:table-cell>
          <table:table-cell table:style-name="ce10" office:value-type="float" office:value="-1" calcext:value-type="float">
            <text:p>-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Y</text:p>
          </table:table-cell>
          <table:table-cell table:style-name="ce8" office:value-type="string" calcext:value-type="string">
            <text:p>=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A*x=C</text:p>
          </table:table-cell>
        </table:table-row>
        <table:table-row table:style-name="ro1">
          <table:table-cell table:style-name="ce7" office:value-type="string" calcext:value-type="string">
            <text:p>fila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Z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Matriz <text:span text:style-name="T2">A</text:span></text:p>
          </table:table-cell>
          <table:table-cell table:number-columns-repeated="2"/>
          <table:table-cell table:style-name="ce8" office:value-type="string" calcext:value-type="string">
            <text:p>Matriz <text:span text:style-name="T2">X</text:span></text:p>
          </table:table-cell>
          <table:table-cell/>
          <table:table-cell table:style-name="ce8" office:value-type="string" calcext:value-type="string">
            <text:p>Matriz <text:span text:style-name="T2">C</text:span></text:p>
          </table:table-cell>
          <table:table-cell/>
        </table:table-row>
        <table:table-row table:style-name="ro1">
          <table:table-cell table:style-name="ce8" office:value-type="string" calcext:value-type="string">
            <text:p>Orden:</text:p>
          </table:table-cell>
          <table:table-cell table:style-name="ce8"/>
          <table:table-cell table:style-name="ce8" office:value-type="string" calcext:value-type="string">
            <text:p>3x3</text:p>
          </table:table-cell>
          <table:table-cell table:style-name="ce8" table:number-columns-repeated="2"/>
          <table:table-cell table:style-name="ce8" office:value-type="string" calcext:value-type="string">
            <text:p>1x3</text:p>
          </table:table-cell>
          <table:table-cell table:style-name="ce8"/>
          <table:table-cell table:style-name="ce8" office:value-type="string" calcext:value-type="string">
            <text:p>1x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8:51:20.591881965</meta:creation-date>
    <dc:date>2025-09-10T18:16:16.284041945</dc:date>
    <meta:editing-duration>PT1H11M52S</meta:editing-duration>
    <meta:editing-cycles>5</meta:editing-cycles>
    <meta:generator>LibreOffice/7.3.7.2$Linux_X86_64 LibreOffice_project/30$Build-2</meta:generator>
    <meta:document-statistic meta:table-count="2" meta:cell-count="114" meta:object-count="0"/>
  </office:meta>
</office:document-meta>
</file>